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99ff"/>
    </style:style>
    <style:style style:name="P4" style:family="paragraph" style:parent-style-name="Standard">
      <style:text-properties fo:background-color="#ffcc99"/>
    </style:style>
    <style:style style:name="P5" style:family="paragraph" style:parent-style-name="Standard">
      <style:text-properties fo:background-color="#00ffff"/>
    </style:style>
    <style:style style:name="T1" style:family="text">
      <style:text-properties fo:background-color="#ff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Standard">Create a user account with person object attached</text:p>
      <text:p text:style-name="Standard">create non-user persons and attach to others as children</text:p>
      <text:p text:style-name="Standard">turn children persons into Users (for teens maybe)</text:p>
      <text:p text:style-name="Standard">delete a person</text:p>
      <text:p text:style-name="Standard">delete a user / person</text:p>
      <text:p text:style-name="Standard"/>
      <text:p text:style-name="Standard"/>
      <text:p text:style-name="P4">take building / floors / rooms offline and bring them back</text:p>
      <text:p text:style-name="P4"><text:tab/>bool attached to rooms, methods for taking larger sections out</text:p>
      <text:p text:style-name="P4"><text:tab/>change is_available functio</text:p>
      <text:p text:style-name="Standard"/>
      <text:p text:style-name="P3">Move members to different rooms, copying their calendars over</text:p>
      <text:p text:style-name="Standard"><text:span text:style-name="T1"/></text:p>
      <text:p text:style-name="Standard"/>
      <text:p text:style-name="P5">MY-ROOM functionality is broken following rooms _master adjustments</text:p>
      <text:p text:style-name="Standard"/>
      <text:p text:style-name="Standard">Ownerless Room's preference menu would be better as locked in to Anyone can Stay here</text:p>
      <text:p text:style-name="Standard"/>
      <text:p text:style-name="Standard">'add 'No availabilities' on my Room / room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7T21:10:35.98</dc:date>
    <dc:creator>Trevor Pierson</dc:creator>
    <meta:editing-duration>P3DT13H22M24S</meta:editing-duration>
    <meta:editing-cycles>41</meta:editing-cycles>
    <meta:generator>OpenOffice/4.1.13$Win32 OpenOffice.org_project/4113m1$Build-9810</meta:generator>
    <meta:document-statistic meta:table-count="0" meta:image-count="0" meta:object-count="0" meta:page-count="1" meta:paragraph-count="34" meta:word-count="253" meta:character-count="1444"/>
  </office:meta>
</office:document-meta>
</file>